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1acf0" officeooo:paragraph-rsid="0001acf0" style:font-weight-asian="bold" style:font-weight-complex="bold"/>
    </style:style>
    <style:style style:name="P2" style:family="paragraph" style:parent-style-name="Standard">
      <style:paragraph-properties fo:line-height="200%" fo:text-align="justify" style:justify-single-word="false"/>
      <style:text-properties fo:font-weight="bold" officeooo:rsid="0001acf0" officeooo:paragraph-rsid="0001acf0" style:font-weight-asian="bold" style:font-weight-complex="bold"/>
    </style:style>
    <style:style style:name="P3" style:family="paragraph" style:parent-style-name="Standard">
      <style:paragraph-properties fo:line-height="200%" fo:text-align="justify" style:justify-single-word="false"/>
      <style:text-properties fo:font-weight="bold" officeooo:rsid="0001acf0" officeooo:paragraph-rsid="0001cd8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1cd8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ndling Wheat Grinding Machine </text:p>
      <text:p text:style-name="P3"><text:tab/><text:span text:style-name="T1">First of all I will briefly tell about Wheat Grinding Machine. My father owns a small Mill where he has Wheat Grinding Machine. I have seen it and work there since my childhood. So, here I will briefly tell about what is it , how it is used, how the wheat bags are stored, and how the remains are disposed. Wheat Grinding Machine is an electronic machine which is used to quickly grind the wheat. This machine consumes more than 380 volts <text:s/></text:span></text:p>
      <text:p text:style-name="P3"><text:span text:style-name="T1"><text:tab/>Now let’s discuss how this machine is used. First of all the wheat is put inside a big container which is attached to the Wheat Grinding Machine. Almost 50 kg of weight can be put inside that container. When the wheat is put inside the container then the machine is ready to start. You need to push a button which is attached to the board near the machine. A huge electric motor is attached to the machine which gives the power so that the grinder inside the machine rotates and grinds the wheat. </text:span><text:span text:style-name="T2">The power should be given to the motor slowly and steadily until it completely starts. The button should pressed until the motor starts properly, it takes almost 1 and half minutes. When the motor starts, the grinder inside the machine also rotates as it is attached to the motor via a belt. When the machine starts properly then you should turn on the opener of the container inside which you have put the wheat. The wheat goes inside the machine and then it converts into flour and comes out.</text:span></text:p>
      <text:p text:style-name="P2"><text:span text:style-name="T2"><text:tab/>The flour comes out is first stored inside a large bag which is attached to the bottom of the machine. When the whole bag of wheat is converted to flour then you need to turn off the machine and then collect the wheat. The collected wheat is then put inside a bag and then taken to the one of the corner which is place allocated for that purpose. All the flour bags are stored in that corner.</text:span></text:p>
      <text:p text:style-name="P2"><text:span text:style-name="T2"><text:tab/>There are left overs which should be disposed properly. While grinding some amount of wheat and flour fall down to the place just below the machine. Those left overs are cleaned and collected and put inside a bag and used for animals if the left overs are cleaned, otherwise they are taken out and disposed to agricultural l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21:33:36.140266352</meta:creation-date>
    <dc:date>2023-05-04T22:02:36.671840308</dc:date>
    <meta:editing-duration>PT3M</meta:editing-duration>
    <meta:editing-cycles>1</meta:editing-cycles>
    <meta:document-statistic meta:table-count="0" meta:image-count="0" meta:object-count="0" meta:page-count="1" meta:paragraph-count="5" meta:word-count="403" meta:character-count="2187" meta:non-whitespace-character-count="1782"/>
    <meta:generator>LibreOffice/7.3.7.2$Linux_X86_64 LibreOffice_project/30$Build-2</meta:generator>
  </office:meta>
</office:document-meta>
</file>